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/>
    </style:style>
    <style:style style:name="P2" style:family="paragraph" style:parent-style-name="Standard">
      <style:text-properties fo:color="#000000" loext:opacity="100%"/>
    </style:style>
    <style:style style:name="P3" style:family="paragraph" style:parent-style-name="Standard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Phát hiện ra hôm trước mình download paired-end sequencing data ko đúng. Nó phải như này:</text:p>
      <text:p text:style-name="Standard"/>
      <text:p text:style-name="P1">module load sratoolkit/2.8.1</text:p>
      <text:p text:style-name="P1">module load edirect/7.50</text:p>
      <text:p text:style-name="P1">prefetch -v SRR5331796 -O /home/projects/cu_10056/data/Yang/MitoNormalization/sra_fastq/Paired_end</text:p>
      <text:p text:style-name="P1">fastq-dump -A SRR5331796 --split-3 <text:s/>-O /home/projects/cu_10056/data/Yang/MitoNormalization/sra_fastq/Paired_end/sra_fastq</text:p>
      <text:p text:style-name="P1"/>
      <text:p text:style-name="P1">Do đó, có 3 dataset phải xóa đi để tải lại (TT-seq2, Pol2_3, H2AK119ub1)</text:p>
      <text:p text:style-name="P1"/>
      <text:p text:style-name="P2">- Chạy thử script với 4 fatnode, mỗi fatnode gồm 40 computer xem thử ntn --&gt; nhanh hơn rất nhiều</text:p>
      <text:p text:style-name="P2"/>
      <text:p text:style-name="P2">- Khắc phục nhược điểm của sra toolkits là để cache folder ở thư mục home --&gt; bị hạn chế dung lượng</text:p>
      <text:p text:style-name="P2">--&gt; dùng lệnh vdb-config -i để đổi sang thư mục khác là ok</text:p>
      <text:p text:style-name="P2">Dựa theo gợi ý ở đây, mình đã đổi thành công: <text:a xlink:type="simple" xlink:href="https://standage.github.io/that-darn-cache-configuring-the-sra-toolkit.html" text:style-name="Internet_20_link" text:visited-style-name="Visited_20_Internet_20_Link">https://standage.github.io/that-darn-cache-configuring-the-sra-toolkit.html</text:a></text:p>
      <text:p text:style-name="P2"/>
      <text:p text:style-name="P2">- Hôm nay học được thêm các lệnh cơ bản của awk để trích xuất thông tin từ awk command, rất dễ hiểu</text:p>
      <text:p text:style-name="P2"><text:a xlink:type="simple" xlink:href="http://reasoniamhere.com/2013/09/16/awk-gtf-how-to-analyze-a-transcriptome-like-a-pro-part-1/" text:style-name="Internet_20_link" text:visited-style-name="Visited_20_Internet_20_Link">http://reasoniamhere.com/2013/09/16/awk-gtf-how-to-analyze-a-transcriptome-like-a-pro-part-1/</text:a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4:57:28.689286909</meta:creation-date>
    <dc:date>2021-11-18T13:59:37.950735909</dc:date>
    <meta:editing-duration>PT8M28S</meta:editing-duration>
    <meta:editing-cycles>11</meta:editing-cycles>
    <meta:generator>LibreOffice/7.1.6.2$Linux_X86_64 LibreOffice_project/10$Build-2</meta:generator>
    <meta:document-statistic meta:table-count="0" meta:image-count="0" meta:object-count="0" meta:page-count="1" meta:paragraph-count="12" meta:word-count="143" meta:character-count="1000" meta:non-whitespace-character-count="872"/>
  </office:meta>
</office:document-meta>
</file>